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108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1cm" svg:height="2cm" svg:x="6.9cm" svg:y="4cm">
          <text:p text:style-name="P1">pic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5cm" svg:x="6.439cm" svg:y="9.178cm">
          <text:p text:style-name="P1">spea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2cm" svg:x="16cm" svg:y="4cm"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7.5cm" svg:y="20cm"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2cm" svg:x="6.5cm" svg:y="16cm">
          <text:p text:style-name="P1">AMPLIFI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0cm" svg:x2="9cm" svg:y2="17.9cm">
          <text:p/>
        </draw:line>
        <draw:line draw:style-name="gr4" draw:text-style-name="P2" draw:layer="layout" svg:x1="9cm" svg:y1="16.1cm" svg:x2="9cm" svg:y2="14cm">
          <text:p/>
        </draw:line>
        <draw:line draw:style-name="gr4" draw:text-style-name="P2" draw:layer="layout" svg:x1="12.1cm" svg:y1="5cm" svg:x2="1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2T15:33:17.157619124</meta:creation-date>
    <dc:date>2022-08-22T15:56:20.290609630</dc:date>
    <meta:editing-duration>PT12M53S</meta:editing-duration>
    <meta:editing-cycles>1</meta:editing-cycles>
    <meta:document-statistic meta:object-count="8"/>
    <meta:generator>LibreOffice/6.1.5.2$Linux_X86_64 LibreOffice_project/10$Build-2</meta:generator>
  </office:meta>
</office:document-meta>
</file>